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0">
      <style:text-properties officeooo:paragraph-rsid="00003f3d"/>
    </style:style>
    <style:style style:name="P2" style:family="paragraph" style:parent-style-name="Text_20_body" style:list-style-name="L20"/>
    <style:style style:name="P3" style:family="paragraph" style:parent-style-name="Text_20_body" style:list-style-name="L30"/>
    <style:style style:name="P4" style:family="paragraph" style:parent-style-name="Text_20_body" style:list-style-name="L30">
      <style:text-properties officeooo:paragraph-rsid="00003f3d"/>
    </style:style>
    <style:style style:name="P5" style:family="paragraph" style:parent-style-name="Text_20_body" style:list-style-name="L40">
      <style:text-properties officeooo:paragraph-rsid="00003f3d"/>
    </style:style>
    <style:style style:name="P6" style:family="paragraph" style:parent-style-name="Text_20_body" style:list-style-name="L50"/>
    <style:style style:name="P7" style:family="paragraph" style:parent-style-name="Text_20_body" style:list-style-name="L60"/>
    <style:style style:name="P8" style:family="paragraph" style:parent-style-name="Text_20_body" style:list-style-name="L70"/>
    <style:style style:name="P9" style:family="paragraph" style:parent-style-name="Text_20_body" style:list-style-name="L80"/>
    <style:style style:name="P10" style:family="paragraph" style:parent-style-name="Text_20_body" style:list-style-name="L90"/>
    <style:style style:name="P11" style:family="paragraph" style:parent-style-name="Text_20_body" style:list-style-name="L97"/>
    <style:style style:name="P12" style:family="paragraph" style:parent-style-name="Text_20_body" style:list-style-name="L98"/>
    <style:style style:name="P13" style:family="paragraph" style:parent-style-name="Text_20_body" style:list-style-name="L2">
      <style:paragraph-properties fo:margin-top="0cm" fo:margin-bottom="0cm" loext:contextual-spacing="false"/>
    </style:style>
    <style:style style:name="P14" style:family="paragraph" style:parent-style-name="Text_20_body" style:list-style-name="L22">
      <style:paragraph-properties fo:margin-top="0cm" fo:margin-bottom="0cm" loext:contextual-spacing="false"/>
    </style:style>
    <style:style style:name="P15" style:family="paragraph" style:parent-style-name="Text_20_body" style:list-style-name="L52">
      <style:paragraph-properties fo:margin-top="0cm" fo:margin-bottom="0cm" loext:contextual-spacing="false"/>
    </style:style>
    <style:style style:name="P16" style:family="paragraph" style:parent-style-name="Text_20_body" style:list-style-name="L62">
      <style:paragraph-properties fo:margin-top="0cm" fo:margin-bottom="0cm" loext:contextual-spacing="false"/>
    </style:style>
    <style:style style:name="P17" style:family="paragraph" style:parent-style-name="Text_20_body" style:list-style-name="L72">
      <style:paragraph-properties fo:margin-top="0cm" fo:margin-bottom="0cm" loext:contextual-spacing="false"/>
    </style:style>
    <style:style style:name="P18" style:family="paragraph" style:parent-style-name="Text_20_body" style:list-style-name="L82">
      <style:paragraph-properties fo:margin-top="0cm" fo:margin-bottom="0cm" loext:contextual-spacing="false"/>
    </style:style>
    <style:style style:name="P19" style:family="paragraph" style:parent-style-name="Text_20_body" style:list-style-name="L92">
      <style:paragraph-properties fo:margin-top="0cm" fo:margin-bottom="0cm" loext:contextual-spacing="false"/>
    </style:style>
    <style:style style:name="P20" style:family="paragraph" style:parent-style-name="Standard">
      <style:paragraph-properties fo:margin-top="0cm" fo:margin-bottom="0.499cm" loext:contextual-spacing="false"/>
      <style:text-properties officeooo:paragraph-rsid="00003f3d"/>
    </style:style>
    <style:style style:name="P21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officeooo:rsid="00003f3d" officeooo:paragraph-rsid="00003f3d" style:font-weight-asian="bold" style:font-weight-complex="bold"/>
    </style:style>
    <style:style style:name="T1" style:family="text">
      <style:text-properties officeooo:rsid="00003f3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aper 1</text:p>
      <text:p text:style-name="P20"><text:span text:style-name="T1">1-</text:span>Mr. Mumford ---------------------- agreed with Ms Collin's suggestion to allow teleworking<text:bookmark text:name="Q_0_0"/></text:p>
      <text:list xml:id="list945809321" text:style-name="L2">
        <text:list-header>
          <text:p text:style-name="P13"><text:bookmark text:name="Q_0_01"/><text:span text:style-name="T1">a-</text:span>  strongl<text:span text:style-name="T1">y <text:s text:c="6"/>b-</text:span>  strength<text:bookmark text:name="Q_0_2"/> <text:s text:c="3"/><text:span text:style-name="T1">c- </text:span>strengthen<text:bookmark text:name="Q_0"/><text:bookmark text:name="Q_0_3"/> <text:s text:c="7"/><text:span text:style-name="T1">d- </text:span>stronger</text:p>
          <text:p text:style-name="P13"/>
        </text:list-header>
      </text:list>
      <text:list xml:id="list439307886" text:style-name="L10">
        <text:list-header>
          <text:p text:style-name="P1"><text:bookmark text:name="Q_1"/><text:span text:style-name="T1">2- </text:span>Our factory has been ------------- successful despite the recent increase in the price of raw materials. </text:p>
          <text:p text:style-name="P1"><text:span text:style-name="T1">a- </text:span> only<text:bookmark text:name="Q_1_1"/> <text:s text:c="4"/><text:span text:style-name="T1">b-</text:span>  very<text:bookmark text:name="Q_1_2"/> <text:s text:c="8"/><text:span text:style-name="T1">c- </text:span>well <text:s text:c="6"/><text:span text:style-name="T1">d- </text:span> soon</text:p>
        </text:list-header>
      </text:list>
      <text:list xml:id="list3976329722" text:style-name="L20">
        <text:list-header>
          <text:p text:style-name="P2"><text:bookmark text:name="Q_2"/><text:span text:style-name="T1">3- </text:span>The building's heating system are generally located ------------------ the floors.</text:p>
        </text:list-header>
      </text:list>
      <text:list xml:id="list3346905757" text:style-name="L22">
        <text:list-header>
          <text:p text:style-name="P14"><text:span text:style-name="T1">a- </text:span> between <text:s text:c="6"/><text:span text:style-name="T1">b-</text:span> on<text:bookmark text:name="Q_2_2"/> <text:s text:c="6"/><text:span text:style-name="T1">c-</text:span>under <text:s text:c="4"/><text:span text:style-name="T1">d-</text:span> through</text:p>
        </text:list-header>
      </text:list>
      <text:list xml:id="list1818720017" text:style-name="L30">
        <text:list-item>
          <text:p text:style-name="P3"/>
        </text:list-item>
        <text:list-item>
          <text:p text:style-name="P4"><text:bookmark text:name="Q_3"/><text:span text:style-name="T1">4- </text:span>We can either stay at San Marina resort ------------- Salambo hotel where we spent 3 days last year. </text:p>
          <text:p text:style-name="P4"><text:span text:style-name="T1">a- </text:span> and <text:s text:c="6"/><text:span text:style-name="T1">b- </text:span> or<text:bookmark text:name="Q_3_2"/> <text:s text:c="5"/><text:span text:style-name="T1">c- </text:span>neither<text:bookmark text:name="Q_3_3"/><text:bookmark text:name="Q_31"/> <text:s text:c="6"/><text:span text:style-name="T1">d- </text:span>but</text:p>
        </text:list-item>
      </text:list>
      <text:list xml:id="list3618787177" text:style-name="L40">
        <text:list-header>
          <text:p text:style-name="P5"><text:bookmark text:name="Q_4"/><text:span text:style-name="T1">5- </text:span>As Ms Zabelli, our CEO has had a last minute trip, our meeting ------------------ to next week<text:bookmark text:name="Q_4_01"/>.</text:p>
          <text:p text:style-name="P5"><text:span text:style-name="T1">a- </text:span>  rescheduling <text:s text:c="4"/><text:span text:style-name="T1">b-</text:span> has rescheduled<text:bookmark text:name="Q_4_2"/> <text:s text:c="5"/><text:span text:style-name="T1">c- </text:span>has been rescheduled<text:bookmark text:name="Q_4_3"/><text:bookmark text:name="Q_41"/> <text:s text:c="4"/><text:span text:style-name="T1">d- </text:span>will be rescheduling</text:p>
        </text:list-header>
      </text:list>
      <text:list xml:id="list196729630" text:style-name="L50">
        <text:list-header>
          <text:p text:style-name="P6"><text:bookmark text:name="Q_5"/><text:span text:style-name="T1">6- </text:span>All the marks of the ------------------- term must be submitted by 30th January.</text:p>
        </text:list-header>
      </text:list>
      <text:list xml:id="list1271311256" text:style-name="L52">
        <text:list-header>
          <text:p text:style-name="P15"><text:bookmark text:name="Q_5_01"/><text:span text:style-name="T1">a- </text:span>last<text:bookmark text:name="Q_5_1"/> <text:s text:c="4"/><text:span text:style-name="T1">b- </text:span>  next<text:bookmark text:name="Q_5_2"/> <text:s text:c="5"/><text:span text:style-name="T1">c- </text:span>actual <text:s text:c="5"/><text:span text:style-name="T1">d-</text:span> current</text:p>
          <text:p text:style-name="P15"/>
        </text:list-header>
      </text:list>
      <text:list xml:id="list4149647405" text:style-name="L60">
        <text:list-header>
          <text:p text:style-name="P7"><text:bookmark text:name="Q_6"/><text:span text:style-name="T1">7- </text:span>We should find new marketing strategies like setting up -------------- discounts.</text:p>
        </text:list-header>
      </text:list>
      <text:list xml:id="list3606463786" text:style-name="L62">
        <text:list-header>
          <text:p text:style-name="P16"><text:bookmark text:name="Q_6_01"/><text:span text:style-name="T1">a- </text:span>  impressed<text:bookmark text:name="Q_6_1"/> <text:s text:c="3"/><text:span text:style-name="T1">b-</text:span>  prompt<text:bookmark text:name="Q_6_2"/> <text:s text:c="3"/><text:span text:style-name="T1">c-</text:span>  actual<text:bookmark text:name="Q_61"/><text:bookmark text:name="Q_6_3"/> <text:s text:c="4"/><text:span text:style-name="T1">d-</text:span>  watchful</text:p>
          <text:p text:style-name="P16"/>
        </text:list-header>
      </text:list>
      <text:list xml:id="list2426169795" text:style-name="L70">
        <text:list-header>
          <text:p text:style-name="P8"><text:bookmark text:name="Q_7"/><text:span text:style-name="T1">8- </text:span>Parents should help their children to become autonomous and to correct mistakes by ------------------------.</text:p>
        </text:list-header>
      </text:list>
      <text:list xml:id="list1657668248" text:style-name="L72">
        <text:list-header>
          <text:p text:style-name="P17"><text:bookmark text:name="Q_7_01"/><text:span text:style-name="T1">a- </text:span>theirselves <text:s text:c="3"/><text:span text:style-name="T1">b- </text:span> them<text:bookmark text:name="Q_7_2"/> <text:s text:c="4"/><text:span text:style-name="T1">c- </text:span>themselves <text:s text:c="5"/><text:span text:style-name="T1">d- </text:span> therselves</text:p>
          <text:p text:style-name="P17"/>
        </text:list-header>
      </text:list>
      <text:list xml:id="list63392334" text:style-name="L80">
        <text:list-header>
          <text:p text:style-name="P9"><text:bookmark text:name="Q_8"/><text:span text:style-name="T1">9- </text:span>Jane has decided to prepare her presentation early ------------------- she would not botch it at the last minute.</text:p>
        </text:list-header>
      </text:list>
      <text:list xml:id="list2195020426" text:style-name="L82">
        <text:list-header>
          <text:p text:style-name="P18"><text:span text:style-name="T1">a- </text:span> in order <text:s text:c="4"/><text:span text:style-name="T1">b- </text:span> so that <text:s text:c="4"/><text:span text:style-name="T1">c-</text:span> in case <text:s text:c="4"/><text:span text:style-name="T1">d-</text:span> even yet</text:p>
          <text:p text:style-name="P18"/>
        </text:list-header>
      </text:list>
      <text:list xml:id="list742564170" text:style-name="L90">
        <text:list-header>
          <text:p text:style-name="P10"><text:bookmark text:name="Q_9"/><text:span text:style-name="T1">10- </text:span>All employees are ---------------- next Friday meeting.</text:p>
        </text:list-header>
      </text:list>
      <text:list xml:id="list1920493289" text:style-name="L92">
        <text:list-header>
          <text:p text:style-name="P19"><text:bookmark text:name="Q_9_01"/><text:span text:style-name="T1">a- </text:span>  requirement <text:s text:c="5"/><text:span text:style-name="T1">b- </text:span> required<text:bookmark text:name="Q_9_2"/> <text:s text:c="4"/><text:span text:style-name="T1">c-</text:span>  request <text:s text:c="5"/><text:span text:style-name="T1">d-</text:span> requiring</text:p>
        </text:list-header>
      </text:list>
      <text:section text:style-name="Sect1" text:name="BottomNavBar">
        <text:list xml:id="list751898225" text:style-name="L97">
          <text:list-header>
            <text:p text:style-name="P11"/>
          </text:list-header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3:22:12.917000000</meta:creation-date>
    <meta:print-date>2017-10-23T13:29:16.732000000</meta:print-date>
    <dc:date>2017-10-23T13:30:03.539000000</dc:date>
    <meta:editing-duration>PT7M51S</meta:editing-duration>
    <meta:editing-cycles>1</meta:editing-cycles>
    <meta:document-statistic meta:table-count="0" meta:image-count="0" meta:object-count="0" meta:page-count="1" meta:paragraph-count="28" meta:word-count="261" meta:character-count="1592" meta:non-whitespace-character-count="1210"/>
    <meta:generator>LibreOffice/5.3.5.2$Windows_x86 LibreOffice_project/50d9bf2b0a79cdb85a3814b592608037a682059d</meta:generator>
  </office:meta>
</office:document-meta>
</file>